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4B40F7B5C9E99B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ffff" draw:auto-grow-height="true" fo:min-height="15.143cm"/>
    </style:style>
    <style:style style:name="pr6" style:family="presentation" style:parent-style-name="midnightblue-subtitle" style:list-style-name="L2">
      <style:graphic-properties draw:fill-color="#ffffff" draw:auto-grow-height="true" fo:min-height="15.143cm"/>
    </style:style>
    <style:style style:name="pr7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333333"/>
    </style:style>
    <style:style style:name="T3" style:family="text">
      <style:text-properties fo:color="#800000"/>
    </style:style>
    <style:style style:name="T4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Persistent Data &amp; Data Volumes</text:span></text:p>
          </draw:text-box>
        </draw:frame>
        <draw:custom-shape draw:style-name="gr1" draw:text-style-name="P2" draw:layer="layout" svg:width="21.8cm" svg:height="6.955cm" svg:x="2.6cm" svg:y="7.8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Persistent Data: Volumes</text:p>
          </draw:text-box>
        </draw:frame>
        <draw:frame presentation:style-name="pr5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VOLUME cmnd in Dockerfile</text:p>
              </text:list-item>
              <text:list-item>
                <text:p text:style-name="P4">Use Reference of mysql Image</text:p>
              </text:list-item>
              <text:list-item>
                <text:p text:style-name="P4">Run mysql with env varianle MYSQL_ALLOW_EMPTY_PASSWORD=true<text:line-break/></text:p>
              </text:list-item>
              <text:list-item>
                <text:p text:style-name="P4">Brief about the Mount Volum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Named Volumens </text:p>
          </draw:text-box>
        </draw:frame>
        <draw:frame presentation:style-name="pr6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<text:span text:style-name="T2">We can Named volumens to make it user friendly</text:span></text:p>
              </text:list-item>
              <text:list-item>
                <text:p text:style-name="P4"><text:span text:style-name="T2">Command to add volume:</text:span><text:span text:style-name="T2"><text:line-break/></text:span><text:span text:style-name="T3">docker container run -v &lt;vol_name&gt;:&lt;UFS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7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4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4B40F7B5C9E99B7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1-07T22:56:57.405478776</dc:date>
    <meta:editing-duration>PT6H38M42S</meta:editing-duration>
    <meta:editing-cycles>16</meta:editing-cycles>
    <meta:generator>LibreOffice/5.1.6.2$Linux_X86_64 LibreOffice_project/10m0$Build-2</meta:generator>
    <meta:document-statistic meta:object-count="53"/>
  </office:meta>
</office:document-meta>
</file>